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0pt"/>
    </style:style>
    <style:style style:name="P3" style:family="paragraph">
      <style:text-properties fo:font-size="22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22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family="'Nimbus Sans L'" style:font-family-generic="swiss" style:font-pitch="variable" fo:font-size="15pt"/>
    </style:style>
    <style:style style:name="P9" style:family="paragraph">
      <style:text-properties fo:font-family="'Nimbus Sans L'" style:font-family-generic="swiss" style:font-pitch="variable" fo:font-size="15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size="28p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margin-left="6cm" fo:margin-right="0cm" fo:text-indent="-0.6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font-size="40pt" fo:font-style="italic" fo:font-weight="normal"/>
    </style:style>
    <style:style style:name="T1" style:family="text">
      <style:text-properties fo:font-size="40pt"/>
    </style:style>
    <style:style style:name="T2" style:family="text">
      <style:text-properties fo:font-size="22pt"/>
    </style:style>
    <style:style style:name="T3" style:family="text">
      <style:text-properties fo:font-family="'Nimbus Sans L'" style:font-family-generic="swiss" style:font-pitch="variable" fo:font-size="15pt" style:font-family-asian="'DejaVu Sans'" style:font-style-name-asian="ExtraLight" style:font-family-generic-asian="swiss" style:font-pitch-asian="variable" style:font-family-complex="'DejaVu Sans'" style:font-style-name-complex="ExtraLight" style:font-family-generic-complex="swiss" style:font-pitch-complex="variable"/>
    </style:style>
    <style:style style:name="T4" style:family="text">
      <style:text-properties fo:font-size="28pt"/>
    </style:style>
    <style:style style:name="T5" style:family="text">
      <style:text-properties fo:font-family="'DejaVu Sans'" style:font-family-generic="swiss" style:font-pitch="variable" fo:font-size="18pt"/>
    </style:style>
    <style:style style:name="T6" style:family="text">
      <style:text-properties fo:font-family="'DejaVu Sans'" style:font-family-generic="swiss" style:font-pitch="variable" fo:font-size="18pt" fo:font-weight="bold"/>
    </style:style>
    <style:style style:name="T7" style:family="text">
      <style:text-properties fo:font-family="'DejaVu Sans'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'DejaVu Sans'" style:font-family-generic="swiss" style:font-pitch="variable" fo:font-size="18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'DejaVu Sans'" style:font-family-generic="swiss" style:font-pitch="variable" fo:font-size="18pt" fo:font-style="normal" style:font-family-asian="Courier" style:font-family-generic-asian="modern" style:font-pitch-asian="fixed" style:font-family-complex="Courier" style:font-family-generic-complex="modern" style:font-pitch-complex="fixed"/>
    </style:style>
    <style:style style:name="T10" style:family="text">
      <style:text-properties fo:font-family="'DejaVu Sans'" style:font-family-generic="swiss" style:font-pitch="variable" fo:font-size="18pt" fo:font-style="normal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1" style:family="text">
      <style:text-properties fo:font-family="Arial" style:font-family-generic="roman" style:font-pitch="variable" fo:font-size="16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family="'DejaVu Sans'" style:font-family-generic="swiss" style:font-pitch="variable" fo:font-size="18pt" fo:font-style="normal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'DejaVu Sans'" style:font-family-generic="swiss" style:font-pitch="variable" fo:font-size="18pt" fo:font-style="normal" fo:font-weight="normal" style:font-family-asian="Courier" style:font-family-generic-asian="modern" style:font-pitch-asian="fixed" style:font-family-complex="Courier" style:font-family-generic-complex="modern" style:font-pitch-complex="fixed"/>
    </style:style>
    <style:style style:name="T14" style:family="text">
      <style:text-properties fo:font-family="'DejaVu Sans'" style:font-family-generic="swiss" style:font-pitch="variable" fo:font-size="18pt" fo:font-style="normal" fo:font-weight="bold" style:font-family-asian="Courier" style:font-family-generic-asian="modern" style:font-pitch-asian="fixed" style:font-family-complex="Courier" style:font-family-generic-complex="modern" style:font-pitch-complex="fixed"/>
    </style:style>
    <style:style style:name="T15" style:family="text">
      <style:text-properties fo:font-size="40pt" fo:font-style="italic" fo:font-weight="normal"/>
    </style:style>
    <style:style style:name="T16" style:family="text">
      <style:text-properties style:text-position="-21% 90%" fo:font-family="'DejaVu Sans'" style:font-family-generic="swiss" style:font-pitch="variable" fo:font-size="18pt" fo:font-style="normal" fo:font-weight="normal" style:font-family-asian="Courier" style:font-family-generic-asian="modern" style:font-pitch-asian="fixed" style:font-family-complex="Courier" style:font-family-generic-complex="modern" style:font-pitch-complex="fixed" style:text-scale="97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2" draw:layer="layout" svg:width="22.363cm" svg:height="1.999cm" svg:x="1.852cm" svg:y="0.7cm">
          <draw:text-box>
            <text:p text:style-name="P1"><text:span text:style-name="T1">Implementação do ESSPP no ALG</text:span></text:p>
          </draw:text-box>
        </draw:frame>
        <draw:frame draw:style-name="gr1" draw:text-style-name="P3" draw:layer="layout" svg:width="7.673cm" svg:height="1.216cm" svg:x="1.9cm" svg:y="2.9cm">
          <draw:text-box>
            <text:p text:style-name="P1"><text:span text:style-name="T2">Equações principais:</text:span></text:p>
          </draw:text-box>
        </draw:frame>
        <draw:frame draw:style-name="gr2" draw:layer="layout" svg:width="9.511cm" svg:height="1.788cm" svg:x="9.28cm" svg:y="5.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5.332cm" svg:height="1.517cm" svg:x="6.369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5.291cm" svg:height="1.517cm" svg:x="6.39cm" svg:y="12.9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5.13cm" svg:height="1.517cm" svg:x="1.47cm" svg:y="16.88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4.405cm" svg:height="1.038cm" svg:x="1.3cm" svg:y="4.8cm">
          <draw:text-box>
            <text:p text:style-name="P1">Continuidade:</text:p>
          </draw:text-box>
        </draw:frame>
        <draw:frame draw:style-name="gr1" draw:layer="layout" svg:width="3.851cm" svg:height="1.038cm" svg:x="1.3cm" svg:y="8.4cm">
          <draw:text-box>
            <text:p text:style-name="P1">Momentum:</text:p>
          </draw:text-box>
        </draw:frame>
        <draw:frame draw:style-name="gr1" draw:layer="layout" svg:width="2.86cm" svg:height="1.038cm" svg:x="1.3cm" svg:y="15.2cm">
          <draw:text-box>
            <text:p text:style-name="P1">Energia:</text:p>
          </draw:text-box>
        </draw:frame>
        <draw:line draw:style-name="gr3" draw:text-style-name="P4" draw:layer="layout" svg:x1="25cm" svg:y1="20cm" svg:x2="27cm" svg:y2="20cm">
          <text:p text:style-name="P1"/>
        </draw:line>
        <draw:frame draw:style-name="gr2" draw:layer="layout" svg:width="9.511cm" svg:height="1.788cm" svg:x="9.281cm" svg:y="5.7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5.332cm" svg:height="1.517cm" svg:x="6.369cm" svg:y="10.00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5.291cm" svg:height="1.517cm" svg:x="6.391cm" svg:y="12.98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25.13cm" svg:height="1.517cm" svg:x="1.47cm" svg:y="16.8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6" draw:layer="layout" svg:width="10.124cm" svg:height="1.216cm" svg:x="2.1cm" svg:y="0.9cm">
          <draw:text-box>
            <text:p text:style-name="P6"><text:span text:style-name="T2">Equações complementares:</text:span></text:p>
          </draw:text-box>
        </draw:frame>
        <draw:frame draw:style-name="gr2" draw:layer="layout" svg:width="5.124cm" svg:height="2.065cm" svg:x="2.789cm" svg:y="4.3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5.384cm" svg:height="1.977cm" svg:x="2.168cm" svg:y="8.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635cm" svg:height="1.796cm" svg:x="13.987cm" svg:y="4.3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7" draw:layer="layout" svg:width="3.177cm" svg:height="1.038cm" svg:x="1.3cm" svg:y="3.3cm">
          <draw:text-box>
            <text:p text:style-name="P7">Energias:</text:p>
          </draw:text-box>
        </draw:frame>
        <draw:frame draw:style-name="gr1" draw:text-style-name="P7" draw:layer="layout" svg:width="3.11cm" svg:height="1.038cm" svg:x="1.4cm" svg:y="7.5cm">
          <draw:text-box>
            <text:p text:style-name="P7">Tensões:</text:p>
          </draw:text-box>
        </draw:frame>
        <draw:frame draw:style-name="gr1" draw:text-style-name="P7" draw:layer="layout" svg:width="4.977cm" svg:height="1.038cm" svg:x="12.71cm" svg:y="3.162cm">
          <draw:text-box>
            <text:p text:style-name="P7">Fluxos de calor:</text:p>
          </draw:text-box>
        </draw:frame>
        <draw:line draw:style-name="gr3" draw:text-style-name="P4" draw:layer="layout" svg:x1="25cm" svg:y1="20cm" svg:x2="27cm" svg:y2="20cm">
          <text:p text:style-name="P1"/>
        </draw:line>
        <draw:frame draw:style-name="gr2" draw:layer="layout" svg:width="6.763cm" svg:height="1.793cm" svg:x="9.3cm" svg:y="8.69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6.733cm" svg:height="1.793cm" svg:x="18.6cm" svg:y="8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9" draw:layer="layout" svg:width="23.083cm" svg:height="0.911cm" svg:x="1.108cm" svg:y="11.2cm">
          <draw:text-box>
            <text:p text:style-name="P8"><text:span text:style-name="T3">Onde uma boa aproximação de lambda, para gases (de acordo com Schlichting, 1979), permite</text:span></text:p>
          </draw:text-box>
        </draw:frame>
        <draw:frame draw:style-name="gr2" draw:layer="layout" svg:width="2.617cm" svg:height="1.632cm" svg:x="24.128cm" svg:y="10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638cm" svg:height="1.795cm" svg:x="19.787cm" svg:y="4.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7" draw:layer="layout" svg:width="9.202cm" svg:height="1.038cm" svg:x="1.39cm" svg:y="14.262cm">
          <draw:text-box>
            <text:p text:style-name="P7">Equações de estado e demais:</text:p>
          </draw:text-box>
        </draw:frame>
        <draw:frame draw:style-name="gr2" draw:layer="layout" svg:width="2.972cm" svg:height="0.845cm" svg:x="2.7cm" svg:y="15.9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2.255cm" svg:height="1.895cm" svg:x="8.382cm" svg:y="15.40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2.721cm" svg:height="1.956cm" svg:x="13.548cm" svg:y="15.37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7.02cm" svg:height="2.2cm" svg:x="18.479cm" svg:y="15.25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5.124cm" svg:height="2.065cm" svg:x="2.789cm" svg:y="4.3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635cm" svg:height="1.796cm" svg:x="13.988cm" svg:y="4.38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3.638cm" svg:height="1.795cm" svg:x="19.787cm" svg:y="4.40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5.384cm" svg:height="1.977cm" svg:x="2.168cm" svg:y="8.60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6.763cm" svg:height="1.793cm" svg:x="9.301cm" svg:y="8.69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733cm" svg:height="1.793cm" svg:x="18.601cm" svg:y="8.70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2.617cm" svg:height="1.632cm" svg:x="24.129cm" svg:y="10.83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.972cm" svg:height="0.845cm" svg:x="2.7cm" svg:y="15.93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2.255cm" svg:height="1.895cm" svg:x="8.383cm" svg:y="15.40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.721cm" svg:height="1.956cm" svg:x="13.549cm" svg:y="15.37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7.02cm" svg:height="2.2cm" svg:x="18.479cm" svg:y="15.252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rect draw:style-name="gr5" draw:text-style-name="P4" draw:layer="layout" svg:width="27cm" svg:height="16.5cm" svg:x="0.5cm" svg:y="3cm">
          <text:p text:style-name="P1"/>
        </draw:rect>
        <draw:frame draw:style-name="gr1" draw:text-style-name="P11" draw:layer="layout" svg:width="18.925cm" svg:height="1.479cm" svg:x="2.6cm" svg:y="1.3cm">
          <draw:text-box>
            <text:p text:style-name="P1"><text:span text:style-name="T4">Algoritmo principal da resolução numérica</text:span></text:p>
          </draw:text-box>
        </draw:frame>
        <draw:frame draw:style-name="gr6" draw:layer="layout" svg:width="0.502cm" svg:height="1.275cm" svg:x="4cm" svg:y="3.5cm">
          <draw:text-box>
            <text:p text:style-name="P1"/>
          </draw:text-box>
        </draw:frame>
        <draw:frame draw:style-name="gr1" draw:text-style-name="P12" draw:layer="layout" svg:width="26.294cm" svg:height="17.126cm" svg:x="0.785cm" svg:y="3.3cm">
          <draw:text-box>
            <text:p text:style-name="P1"><text:span text:style-name="T5">Inicia malha, condições iniciais e condições de contorno</text:span></text:p>
            <text:p text:style-name="P1"><text:span text:style-name="T5"/></text:p>
            <text:p text:style-name="P1"><text:span text:style-name="T6">Para</text:span><text:span text:style-name="T5"> cada instante de tempo </text:span><text:span text:style-name="T7">Δt</text:span><text:span text:style-name="T8">:</text:span></text:p>
            <text:p text:style-name="P1"><text:span text:style-name="T5"/></text:p>
            <text:p text:style-name="P1"><text:span text:style-name="T8"><text:tab/></text:span><text:span text:style-name="T9">·</text:span><text:span text:style-name="T8">Valores das variáveis no tempo anterior = valores das variáveis atuais</text:span></text:p>
            <text:p text:style-name="P1"><text:span text:style-name="T5"/></text:p>
            <text:p text:style-name="P1"><text:span text:style-name="T8"><text:tab/></text:span><text:span text:style-name="T10">Enquanto</text:span><text:span text:style-name="T8"> solução não converge de acordo </text:span></text:p>
            <text:p text:style-name="P1"><text:span text:style-name="T8"><text:tab/></text:span><text:span text:style-name="T8">com uma certa margem de erro (iteração de Picard):</text:span></text:p>
            <text:p text:style-name="P1"><text:span text:style-name="T5"/></text:p>
            <text:p text:style-name="P1"><text:span text:style-name="T8"><text:tab/></text:span><text:span text:style-name="T8"><text:tab/></text:span><text:span text:style-name="T9">·</text:span><text:span text:style-name="T8">Valores das variáveis na iteração anterior = valores das variáveis atuais</text:span></text:p>
            <text:p text:style-name="P1"><text:span text:style-name="T5"/></text:p>
            <text:p text:style-name="P1"><text:span text:style-name="T8"><text:tab/></text:span><text:span text:style-name="T8"><text:tab/></text:span><text:span text:style-name="T9">·</text:span><text:span text:style-name="T8">Resolver densidade</text:span></text:p>
            <text:p text:style-name="P1"><text:span text:style-name="T8"><text:tab/></text:span><text:span text:style-name="T8"><text:tab/></text:span><text:span text:style-name="T9">·</text:span><text:span text:style-name="T8">Resolver velocidades horizontal e vertical</text:span></text:p>
            <text:p text:style-name="P1"><text:span text:style-name="T8"><text:tab/></text:span><text:span text:style-name="T8"><text:tab/></text:span><text:span text:style-name="T9">·</text:span><text:span text:style-name="T8">Resolver energia</text:span></text:p>
            <text:p text:style-name="P1"><text:span text:style-name="T8"><text:tab/></text:span><text:span text:style-name="T8"><text:tab/></text:span><text:span text:style-name="T9">·</text:span><text:span text:style-name="T8">Resolver temperatura</text:span></text:p>
            <text:p text:style-name="P1"><text:span text:style-name="T8"><text:tab/></text:span><text:span text:style-name="T8"><text:tab/></text:span><text:span text:style-name="T9">·</text:span><text:span text:style-name="T8">Resolver equações de estado </text:span></text:p>
            <text:p text:style-name="P1"><text:span text:style-name="T8"><text:tab/></text:span><text:span text:style-name="T8"><text:tab/></text:span><text:span text:style-name="T8"> <text:s text:c="4"/></text:span><text:span text:style-name="T8">(pressão, viscosidade e condutividade térmica)</text:span></text:p>
            <text:p text:style-name="P1"><text:span text:style-name="T5"/></text:p>
            <text:p text:style-name="P1"><text:span text:style-name="T10"><text:tab/></text:span><text:span text:style-name="T10">Fim Enquanto</text:span></text:p>
            <text:p text:style-name="P1"><text:span text:style-name="T5"/></text:p>
            <text:p text:style-name="P1"><text:span text:style-name="T10">Fim Para</text:span></text:p>
            <text:p text:style-name="P1"><text:span text:style-name="T11"><text:tab/></text:span></text:p>
            <text:p text:style-name="P1"><text:span text:style-name="T11"><text:tab/></text:span><text:span text:style-name="T11"><text:tab/></text:span></text:p>
          </draw:text-box>
        </draw:frame>
        <draw:line draw:style-name="gr3" draw:text-style-name="P4" draw:layer="layout" svg:x1="25.5cm" svg:y1="20.1cm" svg:x2="27cm" svg:y2="20.1cm">
          <text:p text:style-name="P1"/>
        </draw:lin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rect draw:style-name="gr7" draw:text-style-name="P4" draw:layer="layout" svg:width="26.5cm" svg:height="12.5cm" svg:x="1cm" svg:y="4.7cm">
          <text:p text:style-name="P1"/>
        </draw:rect>
        <draw:frame draw:style-name="gr1" draw:text-style-name="P11" draw:layer="layout" svg:width="16.068cm" svg:height="1.479cm" svg:x="2.6cm" svg:y="1.3cm">
          <draw:text-box>
            <text:p text:style-name="P1"><text:span text:style-name="T4">Algoritmo para resolver densidades</text:span></text:p>
          </draw:text-box>
        </draw:frame>
        <draw:frame draw:style-name="gr6" draw:layer="layout" svg:width="0.502cm" svg:height="1.275cm" svg:x="4cm" svg:y="3.5cm">
          <draw:text-box>
            <text:p text:style-name="P1"/>
          </draw:text-box>
        </draw:frame>
        <draw:frame draw:style-name="gr1" draw:text-style-name="P12" draw:layer="layout" svg:width="25.883cm" svg:height="13.441cm" svg:x="1.285cm" svg:y="4.8cm">
          <draw:text-box>
            <text:list text:style-name="L1">
              <text:list-item>
                <text:p text:style-name="P1"><text:span text:style-name="T10">Resolver densidade()</text:span></text:p>
              </text:list-item>
            </text:list>
            <text:list text:style-name="L1">
              <text:list-item>
                <text:p text:style-name="P1"><text:span text:style-name="T10"/></text:p>
              </text:list-item>
            </text:list>
            <text:list text:style-name="L1">
              <text:list-item>
                <text:p text:style-name="P1"><text:span text:style-name="T12"><text:tab/></text:span><text:span text:style-name="T13">·</text:span><text:span text:style-name="T12">Atualiza todas as variáveis, cada célula de acordo com seus vizinhos</text:span></text:p>
              </text:list-item>
            </text:list>
            <text:list text:style-name="L1">
              <text:list-item>
                <text:p text:style-name="P1"><text:span text:style-name="T12"/></text:p>
              </text:list-item>
            </text:list>
            <text:list text:style-name="L1">
              <text:list-item>
                <text:p text:style-name="P1"><text:span text:style-name="T10"><text:tab/></text:span><text:span text:style-name="T10">Para </text:span><text:span text:style-name="T12">cada célula da malha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3"><text:span text:style-name="T12"><text:tab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"><text:span text:style-name="T12"><text:tab/></text:span><text:span text:style-name="T12"><text:tab/></text:span><text:span text:style-name="T13">·Computa propriedades dos vizinhos</text:span></text:p>
              </text:list-item>
            </text:list>
            <text:list text:style-name="L1">
              <text:list-item>
                <text:p text:style-name="P1"><text:span text:style-name="T13"><text:tab/></text:span><text:span text:style-name="T13"><text:tab/></text:span></text:p>
              </text:list-item>
            </text:list>
            <text:list text:style-name="L1">
              <text:list-item>
                <text:p text:style-name="P1"><text:span text:style-name="T13"><text:tab/></text:span><text:span text:style-name="T13"><text:tab/></text:span><text:span text:style-name="T13">·Calcula derivadas parciais por diferenças finitas</text:span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p text:style-name="P1"><text:span text:style-name="T13"><text:tab/></text:span><text:span text:style-name="T13"><text:tab/></text:span><text:span text:style-name="T13">·Calcula densidade explicitamente em relação a uma iteração de Picard</text:span></text:p>
              </text:list-item>
            </text:list>
            <text:list text:style-name="L1">
              <text:list-item>
                <text:p text:style-name="P1"><text:span text:style-name="T13"><text:tab/></text:span><text:span text:style-name="T13"><text:tab/></text:span><text:span text:style-name="T13">e implicitamente em relação ao tempo</text:span></text:p>
              </text:list-item>
            </text:list>
            <text:list text:style-name="L1">
              <text:list-item>
                <text:p text:style-name="P1"><text:span text:style-name="T13"/></text:p>
              </text:list-item>
            </text:list>
            <text:list text:style-name="L1">
              <text:list-item>
                <text:p text:style-name="P1"><text:span text:style-name="T14"><text:tab/></text:span><text:span text:style-name="T14">Fim Para</text:span></text:p>
              </text:list-item>
            </text:list>
            <text:list text:style-name="L1">
              <text:list-item>
                <text:p text:style-name="P1"><text:span text:style-name="T14"/></text:p>
              </text:list-item>
            </text:list>
            <text:list text:style-name="L1">
              <text:list-item>
                <text:p text:style-name="P1"><text:span text:style-name="T14">Fim densidade()</text:span></text:p>
              </text:list-item>
            </text:list>
            <text:list text:style-name="L1">
              <text:list-item>
                <text:p text:style-name="P1"><text:span text:style-name="T11"><text:tab/></text:span></text:p>
              </text:list-item>
            </text:list>
            <text:list text:style-name="L1">
              <text:list-item>
                <text:p text:style-name="P1"><text:span text:style-name="T11"><text:tab/></text:span><text:span text:style-name="T11"><text:tab/></text:span></text:p>
              </text:list-item>
            </text:list>
          </draw:text-box>
        </draw:frame>
        <draw:line draw:style-name="gr3" draw:text-style-name="P4" draw:layer="layout" svg:x1="25.5cm" svg:y1="20.1cm" svg:x2="27cm" svg:y2="20.1cm">
          <text:p text:style-name="P1"/>
        </draw:lin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rect draw:style-name="gr8" draw:text-style-name="P4" draw:layer="layout" svg:width="25cm" svg:height="14.7cm" svg:x="1cm" svg:y="4.6cm">
          <text:p text:style-name="P14"><text:s/></text:p>
        </draw:rect>
        <draw:frame draw:style-name="gr1" draw:text-style-name="P11" draw:layer="layout" svg:width="16.233cm" svg:height="1.479cm" svg:x="2.6cm" svg:y="1.3cm">
          <draw:text-box>
            <text:p text:style-name="P1"><text:span text:style-name="T4">Algoritmo para resolver velocidades</text:span></text:p>
          </draw:text-box>
        </draw:frame>
        <draw:frame draw:style-name="gr6" draw:layer="layout" svg:width="0.502cm" svg:height="1.275cm" svg:x="4cm" svg:y="3.5cm">
          <draw:text-box>
            <text:p text:style-name="P1"/>
          </draw:text-box>
        </draw:frame>
        <draw:frame draw:style-name="gr1" draw:text-style-name="P12" draw:layer="layout" svg:width="23.879cm" svg:height="15.652cm" svg:x="1.285cm" svg:y="4.8cm">
          <draw:text-box>
            <text:p text:style-name="P1"><text:span text:style-name="T10">Resolver velocidades()</text:span></text:p>
            <text:p text:style-name="P1"><text:span text:style-name="T13"/></text:p>
            <text:p text:style-name="P1"><text:span text:style-name="T10"><text:tab/></text:span><text:span text:style-name="T13">·</text:span><text:span text:style-name="T12">Atualiza todas as variáveis, cada célula de acordo com seus vizinhos</text:span></text:p>
            <text:p text:style-name="P1"><text:span text:style-name="T10"/></text:p>
            <text:p text:style-name="P1"><text:span text:style-name="T10"><text:tab/></text:span><text:span text:style-name="T10">Para </text:span><text:span text:style-name="T12">cada célula da malha:</text:span></text:p>
            <text:p text:style-name="P1"><text:span text:style-name="T12"/></text:p>
            <text:p text:style-name="P1"><text:span text:style-name="T12"><text:tab/></text:span><text:span text:style-name="T13">· Computar tensões e suas derivadas parciais</text:span></text:p>
            <text:p text:style-name="P1"><text:span text:style-name="T12"><text:tab/></text:span><text:span text:style-name="T12"><text:tab/>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<text:tab/></text:span></text:p>
            <text:p text:style-name="P1"><text:span text:style-name="T14"><text:tab/></text:span><text:span text:style-name="T14">Fim Para</text:span></text:p>
            <text:p text:style-name="P1"><text:span text:style-name="T14"><text:tab/></text:span></text:p>
            <text:p text:style-name="P1"><text:span text:style-name="T14"/></text:p>
            <text:p text:style-name="P1"><text:span text:style-name="T14">Fim velocidades()</text:span></text:p>
            <text:p text:style-name="P1"><text:span text:style-name="T11"><text:tab/></text:span></text:p>
            <text:p text:style-name="P1"><text:span text:style-name="T11"><text:tab/></text:span><text:span text:style-name="T11"><text:tab/></text:span></text:p>
          </draw:text-box>
        </draw:frame>
        <draw:line draw:style-name="gr3" draw:text-style-name="P4" draw:layer="layout" svg:x1="25.5cm" svg:y1="20.1cm" svg:x2="27cm" svg:y2="20.1cm">
          <text:p text:style-name="P1"/>
        </draw:line>
        <draw:frame draw:style-name="gr1" draw:text-style-name="P15" draw:layer="layout" svg:width="2.225cm" svg:height="2.033cm" svg:x="8cm" svg:y="12cm">
          <draw:text-box>
            <text:p text:style-name="P1"><text:span text:style-name="T15">(?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rect draw:style-name="gr7" draw:text-style-name="P4" draw:layer="layout" svg:width="25cm" svg:height="13.5cm" svg:x="1cm" svg:y="4.5cm">
          <text:p text:style-name="P1"/>
        </draw:rect>
        <draw:frame draw:style-name="gr1" draw:text-style-name="P11" draw:layer="layout" svg:width="14.307cm" svg:height="1.479cm" svg:x="2.6cm" svg:y="1.3cm">
          <draw:text-box>
            <text:p text:style-name="P1"><text:span text:style-name="T4">Algoritmo para resolver energia</text:span></text:p>
          </draw:text-box>
        </draw:frame>
        <draw:frame draw:style-name="gr6" draw:layer="layout" svg:width="0.502cm" svg:height="1.275cm" svg:x="4cm" svg:y="3.5cm">
          <draw:text-box>
            <text:p text:style-name="P1"/>
          </draw:text-box>
        </draw:frame>
        <draw:frame draw:style-name="gr1" draw:text-style-name="P12" draw:layer="layout" svg:width="23.879cm" svg:height="14.178cm" svg:x="1.285cm" svg:y="4.8cm">
          <draw:text-box>
            <text:p text:style-name="P1"><text:span text:style-name="T10">Resolver energia()</text:span></text:p>
            <text:p text:style-name="P1"><text:span text:style-name="T13"/></text:p>
            <text:p text:style-name="P1"><text:span text:style-name="T10"><text:tab/></text:span><text:span text:style-name="T13">·</text:span><text:span text:style-name="T12">Atualiza todas as variáveis, cada célula de acordo com seus vizinhos</text:span></text:p>
            <text:p text:style-name="P1"><text:span text:style-name="T10"/></text:p>
            <text:p text:style-name="P1"><text:span text:style-name="T10"><text:tab/></text:span><text:span text:style-name="T10">Para </text:span><text:span text:style-name="T12">cada célula da malha:</text:span></text:p>
            <text:p text:style-name="P1"><text:span text:style-name="T12"><text:tab/></text:span><text:span text:style-name="T12"><text:tab/>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<text:tab/></text:span></text:p>
            <text:p text:style-name="P1"><text:span text:style-name="T14"><text:tab/></text:span><text:span text:style-name="T14">Fim Para</text:span></text:p>
            <text:p text:style-name="P1"><text:span text:style-name="T14"><text:tab/></text:span></text:p>
            <text:p text:style-name="P1"><text:span text:style-name="T14"/></text:p>
            <text:p text:style-name="P1"><text:span text:style-name="T14">Fim energia()</text:span></text:p>
            <text:p text:style-name="P1"><text:span text:style-name="T11"><text:tab/></text:span></text:p>
            <text:p text:style-name="P1"><text:span text:style-name="T11"><text:tab/></text:span><text:span text:style-name="T11"><text:tab/></text:span></text:p>
          </draw:text-box>
        </draw:frame>
        <draw:line draw:style-name="gr3" draw:text-style-name="P4" draw:layer="layout" svg:x1="25.5cm" svg:y1="20.1cm" svg:x2="27cm" svg:y2="20.1cm">
          <text:p text:style-name="P1"/>
        </draw:line>
        <draw:frame draw:style-name="gr1" draw:text-style-name="P15" draw:layer="layout" svg:width="2.225cm" svg:height="2.033cm" svg:x="8cm" svg:y="10.5cm">
          <draw:text-box>
            <text:p text:style-name="P1"><text:span text:style-name="T15">(?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rect draw:style-name="gr7" draw:text-style-name="P4" draw:layer="layout" svg:width="25cm" svg:height="15cm" svg:x="1cm" svg:y="4.5cm">
          <text:p text:style-name="P1"/>
        </draw:rect>
        <draw:frame draw:style-name="gr1" draw:text-style-name="P11" draw:layer="layout" svg:width="16.339cm" svg:height="1.479cm" svg:x="2.6cm" svg:y="1.3cm">
          <draw:text-box>
            <text:p text:style-name="P1"><text:span text:style-name="T4">Algoritmo para resolver temperatura</text:span></text:p>
          </draw:text-box>
        </draw:frame>
        <draw:frame draw:style-name="gr6" draw:layer="layout" svg:width="0.502cm" svg:height="1.275cm" svg:x="4cm" svg:y="3.5cm">
          <draw:text-box>
            <text:p text:style-name="P1"/>
          </draw:text-box>
        </draw:frame>
        <draw:frame draw:style-name="gr1" draw:text-style-name="P12" draw:layer="layout" svg:width="23.879cm" svg:height="15.769cm" svg:x="1.285cm" svg:y="4.8cm">
          <draw:text-box>
            <text:p text:style-name="P1"><text:span text:style-name="T10">Resolver energia()</text:span></text:p>
            <text:p text:style-name="P1"><text:span text:style-name="T13"/></text:p>
            <text:p text:style-name="P1"><text:span text:style-name="T10"><text:tab/></text:span><text:span text:style-name="T13">·</text:span><text:span text:style-name="T12">Atualiza todas as variáveis, cada célula de acordo com seus vizinhos</text:span></text:p>
            <text:p text:style-name="P1"><text:span text:style-name="T10"/></text:p>
            <text:p text:style-name="P1"><text:span text:style-name="T10"><text:tab/></text:span><text:span text:style-name="T10">Para </text:span><text:span text:style-name="T12">cada célula da malha:</text:span></text:p>
            <text:p text:style-name="P1"><text:span text:style-name="T12"/></text:p>
            <text:p text:style-name="P1"><text:span text:style-name="T12"><text:tab/></text:span><text:span text:style-name="T13">·Computar c</text:span><text:span text:style-name="T16">v</text:span></text:p>
            <text:p text:style-name="P1"><text:span text:style-name="T12"><text:tab/></text:span><text:span text:style-name="T12"><text:tab/>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<text:tab/></text:span></text:p>
            <text:p text:style-name="P1"><text:span text:style-name="T14"><text:tab/></text:span><text:span text:style-name="T14">Fim Para</text:span></text:p>
            <text:p text:style-name="P1"><text:span text:style-name="T14"><text:tab/></text:span></text:p>
            <text:p text:style-name="P1"><text:span text:style-name="T14"/></text:p>
            <text:p text:style-name="P1"><text:span text:style-name="T14">Fim energia()</text:span></text:p>
            <text:p text:style-name="P1"><text:span text:style-name="T11"><text:tab/></text:span></text:p>
            <text:p text:style-name="P1"><text:span text:style-name="T11"><text:tab/></text:span><text:span text:style-name="T11"><text:tab/></text:span></text:p>
          </draw:text-box>
        </draw:frame>
        <draw:frame draw:style-name="gr1" draw:text-style-name="P15" draw:layer="layout" svg:width="2.225cm" svg:height="2.033cm" svg:x="7.775cm" svg:y="11.867cm">
          <draw:text-box>
            <text:p text:style-name="P1"><text:span text:style-name="T15">(?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TALTZ</meta:initial-creator>
    <meta:creation-date>2006-10-17T08:48:25</meta:creation-date>
    <dc:creator>STALTZ</dc:creator>
    <dc:date>2006-10-18T19:37:22</dc:date>
    <dc:language>pt-BR</dc:language>
    <meta:editing-cycles>7</meta:editing-cycles>
    <meta:editing-duration>PT55M36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o math:stretchy="false"></math:mo>
        </math:mrow>
        <math:mrow>
          <math:mo math:stretchy="false">∂</math:mo>
          <math:mi>t</math:mi>
        </math:mrow>
      </math:mfrac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o math:stretchy="false"></math:mo>
        <math:mrow>
          <math:mo math:stretchy="false"></math:mo>
          <math:mi>u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i>y</math:mi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{partial %rho} over {partial t} `+` partial over {partial x}( %rho u )`+`partial over {partial y}( %rho y ) ~=~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</math:mo>
          <math:mi math:fontstyle="italic">yy</math:mi>
        </math:msub>
        <math:mo math:stretchy="false">=</math:mo>
        <math:mi/>
      </math:mrow>
      <math:mo math:stretchy="false"></math:mo>
      <math:mrow>
        <math:mrow>
          <math:mo math:stretchy="false"></math:mo>
          <math:mrow>
            <math:mo math:stretchy="false">∇</math:mo>
            <math:mo math:stretchy="false">⋅</math:mo>
            <math:mstyle math:fontweight="bold">
              <math:mrow>
                <math:mi>V</math:mi>
              </math:mrow>
            </math:mstyle>
          </math:mrow>
          <math:mo math:stretchy="false"></math:mo>
        </math:mrow>
        <math:mo math:stretchy="false"></math:mo>
        <math:mn>2</math:mn>
      </math:mrow>
      <math:mo math:stretchy="false"></math:mo>
      <math:mfrac>
        <math:mrow>
          <math:mo math:stretchy="false">∂</math:mo>
          <math:mi>v</math:mi>
        </math:mrow>
        <math:mrow>
          <math:mo math:stretchy="false">∂</math:mo>
          <math:mi>y</math:mi>
        </math:mrow>
      </math:mfrac>
    </math:mrow>
    <math:annotation math:encoding="StarMath 5.0">%tau_{yy} =` %lambda (nabla cdot bold V) + 2 %mu {partial v}over{partial y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</math:mo>
        <math:mo math:stretchy="false">=</math:mo>
        <math:mrow>
          <math:mi/>
          <math:mo math:stretchy="false">−</math:mo>
          <math:mfrac>
            <math:mn>2</math:mn>
            <math:mn>3</math:mn>
          </math:mfrac>
        </math:mrow>
      </math:mrow>
      <math:mo math:stretchy="false"></math:mo>
    </math:mrow>
    <math:annotation math:encoding="StarMath 5.0">%lambda =` -{2} over {3} %mu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q</math:mi>
          <math:mi>y</math:mi>
        </math:msub>
        <math:mo math:stretchy="false">=</math:mo>
        <math:mrow>
          <math:mi/>
          <math:mo math:stretchy="false">−</math:mo>
          <math:mi>k</math:mi>
        </math:mrow>
      </math:mrow>
      <math:mfrac>
        <math:mrow>
          <math:mo math:stretchy="false">∂</math:mo>
          <math:mi>T</math:mi>
        </math:mrow>
        <math:mrow>
          <math:mo math:stretchy="false">∂</math:mo>
          <math:mi>y</math:mi>
        </math:mrow>
      </math:mfrac>
    </math:mrow>
    <math:annotation math:encoding="StarMath 5.0">q_y =` -k {partial T} over {partial y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/>
        <math:mo math:stretchy="false">=</math:mo>
        <math:mi/>
      </math:mrow>
      <math:mo math:stretchy="false"></math:mo>
      <math:mi>R</math:mi>
      <math:mi>T</math:mi>
    </math:mrow>
    <math:annotation math:encoding="StarMath 5.0">p `=` %rho R 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i/>
        <math:mo math:stretchy="false">=</math:mo>
        <math:mi/>
      </math:mrow>
      <math:mfrac>
        <math:mi>e</math:mi>
        <math:msub>
          <math:mi>c</math:mi>
          <math:mi>v</math:mi>
        </math:msub>
      </math:mfrac>
    </math:mrow>
    <math:annotation math:encoding="StarMath 5.0">T `=` e over {c_v}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k</math:mi>
      <math:mrow>
        <math:mi/>
        <math:mo math:stretchy="false">=</math:mo>
        <math:mi/>
      </math:mrow>
      <math:mfrac>
        <math:mrow>
          <math:mo math:stretchy="false"></math:mo>
          <math:msub>
            <math:mi>c</math:mi>
            <math:mi>p</math:mi>
          </math:msub>
        </math:mrow>
        <math:mstyle math:fontweight="bold">
          <math:mrow>
            <math:mi math:fontstyle="italic">Pr</math:mi>
          </math:mrow>
        </math:mstyle>
      </math:mfrac>
    </math:mrow>
    <math:annotation math:encoding="StarMath 5.0">k`=` {%mu c_p} over {bold {Pr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o math:stretchy="false"></math:mo>
        </math:mrow>
        <math:mrow>
          <math:mo math:stretchy="false">∂</math:mo>
          <math:mi>t</math:mi>
        </math:mrow>
      </math:mfrac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o math:stretchy="false"></math:mo>
        <math:mrow>
          <math:mo math:stretchy="false"></math:mo>
          <math:mi>u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i>y</math:mi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{partial %rho} over {partial t} `+` partial over {partial x}( %rho u )`+`partial over {partial y}( %rho y ) ~=~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o math:stretchy="false"></math:mo>
          <math:mi>u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o math:stretchy="false"></math:mo>
        <math:mrow>
          <math:mo math:stretchy="false"></math:mo>
          <math:mrow>
            <math:mrow>
              <math:msup>
                <math:mi>u</math:mi>
                <math:mn>2</math:mn>
              </math:msup>
              <math:mo math:stretchy="false"></math:mo>
              <math:mi>p</math:mi>
            </math:mrow>
            <math:mo math:stretchy="false">−</math:mo>
            <math:msub>
              <math:mo math:stretchy="false"></math:mo>
              <math:mi math:fontstyle="italic">xx</math:mi>
            </math:msub>
          </math:mrow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i>u</math:mi>
          <math:mrow>
            <math:mi>v</math:mi>
            <math:mo math:stretchy="false">−</math:mo>
            <math:msub>
              <math:mo math:stretchy="false"></math:mo>
              <math:mi math:fontstyle="italic">xy</math:mi>
            </math:msub>
          </math:mrow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partial over {partial t} ( %rho u ) `+` partial over {partial x}(%rho u^2 + p - %tau_{xx}) `+` partial over {partial y}(%rho u v - %tau_{xy}) ~=~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o math:stretchy="false"></math:mo>
          <math:mi>v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o math:stretchy="false"></math:mo>
        <math:mrow>
          <math:mo math:stretchy="false"></math:mo>
          <math:mi>u</math:mi>
          <math:mrow>
            <math:mi>v</math:mi>
            <math:mo math:stretchy="false">−</math:mo>
            <math:msub>
              <math:mo math:stretchy="false"></math:mo>
              <math:mi math:fontstyle="italic">xy</math:mi>
            </math:msub>
          </math:mrow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row>
            <math:mrow>
              <math:msup>
                <math:mi>v</math:mi>
                <math:mn>2</math:mn>
              </math:msup>
              <math:mo math:stretchy="false"></math:mo>
              <math:mi>p</math:mi>
            </math:mrow>
            <math:mo math:stretchy="false">−</math:mo>
            <math:msub>
              <math:mo math:stretchy="false"></math:mo>
              <math:mi math:fontstyle="italic">yy</math:mi>
            </math:msub>
          </math:mrow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partial over {partial t} (%rho v) `+` partial over {partial x} (%rho u v - %tau_{xy}) `+` partial over {partial y}(%rho v^2 + p - %tau_{yy}) ~=~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sub>
            <math:mi>E</math:mi>
            <math:mi>t</math:mi>
          </math:msub>
          <math:mi/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fenced math:open="[" math:close="]">
        <math:mrow>
          <math:mrow>
            <math:mo math:stretchy="false"></math:mo>
            <math:mrow>
              <math:msub>
                <math:mi>E</math:mi>
                <math:mi>t</math:mi>
              </math:msub>
              <math:mo math:stretchy="false"></math:mo>
              <math:mi>p</math:mi>
            </math:mrow>
            <math:mo math:stretchy="false"></math:mo>
          </math:mrow>
          <math:mi>u</math:mi>
          <math:mrow>
            <math:mi/>
            <math:mo math:stretchy="false"></math:mo>
            <math:mi/>
          </math:mrow>
          <math:mrow>
            <math:msub>
              <math:mi>q</math:mi>
              <math:mi>x</math:mi>
            </math:msub>
            <math:mo math:stretchy="false">−</math:mo>
            <math:mi/>
          </math:mrow>
          <math:mi>u</math:mi>
          <math:mrow>
            <math:msub>
              <math:mo math:stretchy="false"></math:mo>
              <math:mi math:fontstyle="italic">xx</math:mi>
            </math:msub>
            <math:mo math:stretchy="false">−</math:mo>
            <math:mi/>
          </math:mrow>
          <math:mi>v</math:mi>
          <math:msub>
            <math:mo math:stretchy="false"></math:mo>
            <math:mi math:fontstyle="italic">xy</math:mi>
          </math:msub>
        </math:mrow>
      </math:mfenced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fenced math:open="[" math:close="]">
        <math:mrow>
          <math:mrow>
            <math:mo math:stretchy="false"></math:mo>
            <math:mrow>
              <math:msub>
                <math:mi>E</math:mi>
                <math:mi>t</math:mi>
              </math:msub>
              <math:mo math:stretchy="false"></math:mo>
              <math:mi>p</math:mi>
            </math:mrow>
            <math:mo math:stretchy="false"></math:mo>
          </math:mrow>
          <math:mi>v</math:mi>
          <math:mrow>
            <math:mi/>
            <math:mo math:stretchy="false"></math:mo>
            <math:mi/>
          </math:mrow>
          <math:mrow>
            <math:msub>
              <math:mi>q</math:mi>
              <math:mi>y</math:mi>
            </math:msub>
            <math:mo math:stretchy="false">−</math:mo>
            <math:mi/>
          </math:mrow>
          <math:mi>u</math:mi>
          <math:mrow>
            <math:msub>
              <math:mo math:stretchy="false"></math:mo>
              <math:mi math:fontstyle="italic">yx</math:mi>
            </math:msub>
            <math:mo math:stretchy="false">−</math:mo>
            <math:mi/>
          </math:mrow>
          <math:mi>v</math:mi>
          <math:msub>
            <math:mo math:stretchy="false"></math:mo>
            <math:mi math:fontstyle="italic">yy</math:mi>
          </math:msub>
        </math:mrow>
      </math:mfenced>
      <math:mrow>
        <math:mi/>
        <math:mo math:stretchy="false">=</math:mo>
        <math:mi/>
      </math:mrow>
      <math:mn>0</math:mn>
    </math:mrow>
    <math:annotation math:encoding="StarMath 5.0">partial over {partial t} (E_t`) `+` partial over {partial x} left[(E_t + p)u `+` q_x -` u %tau_{xx} -` v %tau_{xy} right]`+` partial over {partial y} left[(E_t + p)v `+` q_y -` u %tau_{yx} -` v %tau_{yy} right] ~=~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o math:stretchy="false"></math:mo>
          <math:mi>u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o math:stretchy="false"></math:mo>
        <math:mrow>
          <math:mo math:stretchy="false"></math:mo>
          <math:mrow>
            <math:mrow>
              <math:msup>
                <math:mi>u</math:mi>
                <math:mn>2</math:mn>
              </math:msup>
              <math:mo math:stretchy="false"></math:mo>
              <math:mi>p</math:mi>
            </math:mrow>
            <math:mo math:stretchy="false">−</math:mo>
            <math:msub>
              <math:mo math:stretchy="false"></math:mo>
              <math:mi math:fontstyle="italic">xx</math:mi>
            </math:msub>
          </math:mrow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i>u</math:mi>
          <math:mrow>
            <math:mi>v</math:mi>
            <math:mo math:stretchy="false">−</math:mo>
            <math:msub>
              <math:mo math:stretchy="false"></math:mo>
              <math:mi math:fontstyle="italic">xy</math:mi>
            </math:msub>
          </math:mrow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partial over {partial t} ( %rho u ) `+` partial over {partial x}(%rho u^2 + p - %tau_{xx}) `+` partial over {partial y}(%rho u v - %tau_{xy}) ~=~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t</math:mi>
      </math:msub>
      <math:mrow>
        <math:mi/>
        <math:mo math:stretchy="false">=</math:mo>
        <math:mi/>
      </math:mrow>
      <math:mo math:stretchy="false"></math:mo>
      <math:mi/>
      <math:mfenced math:open="" math:close="">
        <math:mrow>
          <math:mstyle math:fontstyle="italic">
            <math:mrow>
              <math:mi>e</math:mi>
            </math:mrow>
          </math:mstyle>
          <math:mo math:stretchy="false"></math:mo>
          <math:mfrac>
            <math:msup>
              <math:mi>V</math:mi>
              <math:mn>2</math:mn>
            </math:msup>
            <math:mn>2</math:mn>
          </math:mfrac>
        </math:mrow>
      </math:mfenced>
    </math:mrow>
    <math:annotation math:encoding="StarMath 5.0">E_t ~=~ %rho `left(ital e + {V^2}over 2 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q</math:mi>
          <math:mi>x</math:mi>
        </math:msub>
        <math:mo math:stretchy="false">=</math:mo>
        <math:mrow>
          <math:mi/>
          <math:mo math:stretchy="false">−</math:mo>
          <math:mi>k</math:mi>
        </math:mrow>
      </math:mrow>
      <math:mfrac>
        <math:mrow>
          <math:mo math:stretchy="false">∂</math:mo>
          <math:mi>T</math:mi>
        </math:mrow>
        <math:mrow>
          <math:mo math:stretchy="false">∂</math:mo>
          <math:mi>x</math:mi>
        </math:mrow>
      </math:mfrac>
    </math:mrow>
    <math:annotation math:encoding="StarMath 5.0">q_x =` -k {partial T} over {partial x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q</math:mi>
          <math:mi>y</math:mi>
        </math:msub>
        <math:mo math:stretchy="false">=</math:mo>
        <math:mrow>
          <math:mi/>
          <math:mo math:stretchy="false">−</math:mo>
          <math:mi>k</math:mi>
        </math:mrow>
      </math:mrow>
      <math:mfrac>
        <math:mrow>
          <math:mo math:stretchy="false">∂</math:mo>
          <math:mi>T</math:mi>
        </math:mrow>
        <math:mrow>
          <math:mo math:stretchy="false">∂</math:mo>
          <math:mi>y</math:mi>
        </math:mrow>
      </math:mfrac>
    </math:mrow>
    <math:annotation math:encoding="StarMath 5.0">q_y =` -k {partial T} over {partial y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</math:mo>
          <math:mi math:fontstyle="italic">xy</math:mi>
        </math:msub>
        <math:mo math:stretchy="false">=</math:mo>
        <math:mi/>
      </math:mrow>
      <math:mo math:stretchy="false"></math:mo>
      <math:mfenced math:open="" math:close="">
        <math:mrow>
          <math:mfrac>
            <math:mrow>
              <math:mo math:stretchy="false">∂</math:mo>
              <math:mi>u</math:mi>
            </math:mrow>
            <math:mrow>
              <math:mo math:stretchy="false">∂</math:mo>
              <math:mi>y</math:mi>
            </math:mrow>
          </math:mfrac>
          <math:mo math:stretchy="false"></math:mo>
          <math:mfrac>
            <math:mrow>
              <math:mo math:stretchy="false">∂</math:mo>
              <math:mi>v</math:mi>
            </math:mrow>
            <math:mrow>
              <math:mo math:stretchy="false">∂</math:mo>
              <math:mi>x</math:mi>
            </math:mrow>
          </math:mfrac>
        </math:mrow>
      </math:mfenced>
    </math:mrow>
    <math:annotation math:encoding="StarMath 5.0">%tau_{xy} =` %mu left( {partial u}over{partial y} + {partial v}over{partial x} 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</math:mo>
          <math:mi math:fontstyle="italic">xx</math:mi>
        </math:msub>
        <math:mo math:stretchy="false">=</math:mo>
        <math:mi/>
      </math:mrow>
      <math:mo math:stretchy="false"></math:mo>
      <math:mrow>
        <math:mrow>
          <math:mo math:stretchy="false"></math:mo>
          <math:mrow>
            <math:mo math:stretchy="false">∇</math:mo>
            <math:mo math:stretchy="false">⋅</math:mo>
            <math:mstyle math:fontweight="bold">
              <math:mrow>
                <math:mi>V</math:mi>
              </math:mrow>
            </math:mstyle>
          </math:mrow>
          <math:mo math:stretchy="false"></math:mo>
        </math:mrow>
        <math:mo math:stretchy="false"></math:mo>
        <math:mn>2</math:mn>
      </math:mrow>
      <math:mo math:stretchy="false"></math:mo>
      <math:mfrac>
        <math:mrow>
          <math:mo math:stretchy="false">∂</math:mo>
          <math:mi>u</math:mi>
        </math:mrow>
        <math:mrow>
          <math:mo math:stretchy="false">∂</math:mo>
          <math:mi>x</math:mi>
        </math:mrow>
      </math:mfrac>
    </math:mrow>
    <math:annotation math:encoding="StarMath 5.0">%tau_{xx} =` %lambda (nabla cdot bold V) + 2 %mu {partial u}over{partial x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</math:mo>
          <math:mi math:fontstyle="italic">yy</math:mi>
        </math:msub>
        <math:mo math:stretchy="false">=</math:mo>
        <math:mi/>
      </math:mrow>
      <math:mo math:stretchy="false"></math:mo>
      <math:mrow>
        <math:mrow>
          <math:mo math:stretchy="false"></math:mo>
          <math:mrow>
            <math:mo math:stretchy="false">∇</math:mo>
            <math:mo math:stretchy="false">⋅</math:mo>
            <math:mstyle math:fontweight="bold">
              <math:mrow>
                <math:mi>V</math:mi>
              </math:mrow>
            </math:mstyle>
          </math:mrow>
          <math:mo math:stretchy="false"></math:mo>
        </math:mrow>
        <math:mo math:stretchy="false"></math:mo>
        <math:mn>2</math:mn>
      </math:mrow>
      <math:mo math:stretchy="false"></math:mo>
      <math:mfrac>
        <math:mrow>
          <math:mo math:stretchy="false">∂</math:mo>
          <math:mi>v</math:mi>
        </math:mrow>
        <math:mrow>
          <math:mo math:stretchy="false">∂</math:mo>
          <math:mi>y</math:mi>
        </math:mrow>
      </math:mfrac>
    </math:mrow>
    <math:annotation math:encoding="StarMath 5.0">%tau_{yy} =` %lambda (nabla cdot bold V) + 2 %mu {partial v}over{partial y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</math:mo>
        <math:mo math:stretchy="false">=</math:mo>
        <math:mrow>
          <math:mi/>
          <math:mo math:stretchy="false">−</math:mo>
          <math:mfrac>
            <math:mn>2</math:mn>
            <math:mn>3</math:mn>
          </math:mfrac>
        </math:mrow>
      </math:mrow>
      <math:mo math:stretchy="false"></math:mo>
    </math:mrow>
    <math:annotation math:encoding="StarMath 5.0">%lambda =` -{2} over {3} %mu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/>
        <math:mo math:stretchy="false">=</math:mo>
        <math:mi/>
      </math:mrow>
      <math:mo math:stretchy="false"></math:mo>
      <math:mi>R</math:mi>
      <math:mi>T</math:mi>
    </math:mrow>
    <math:annotation math:encoding="StarMath 5.0">p `=` %rho R T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i/>
        <math:mo math:stretchy="false">=</math:mo>
        <math:mi/>
      </math:mrow>
      <math:mfrac>
        <math:mi>e</math:mi>
        <math:msub>
          <math:mi>c</math:mi>
          <math:mi>v</math:mi>
        </math:msub>
      </math:mfrac>
    </math:mrow>
    <math:annotation math:encoding="StarMath 5.0">T `=` e over {c_v}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k</math:mi>
      <math:mrow>
        <math:mi/>
        <math:mo math:stretchy="false">=</math:mo>
        <math:mi/>
      </math:mrow>
      <math:mfrac>
        <math:mrow>
          <math:mo math:stretchy="false"></math:mo>
          <math:msub>
            <math:mi>c</math:mi>
            <math:mi>p</math:mi>
          </math:msub>
        </math:mrow>
        <math:mstyle math:fontweight="bold">
          <math:mrow>
            <math:mi math:fontstyle="italic">Pr</math:mi>
          </math:mrow>
        </math:mstyle>
      </math:mfrac>
    </math:mrow>
    <math:annotation math:encoding="StarMath 5.0">k`=` {%mu c_p} over {bold {Pr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o math:stretchy="false"></math:mo>
          <math:mi>v</math:mi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row>
        <math:mo math:stretchy="false"></math:mo>
        <math:mrow>
          <math:mo math:stretchy="false"></math:mo>
          <math:mi>u</math:mi>
          <math:mrow>
            <math:mi>v</math:mi>
            <math:mo math:stretchy="false">−</math:mo>
            <math:msub>
              <math:mo math:stretchy="false"></math:mo>
              <math:mi math:fontstyle="italic">xy</math:mi>
            </math:msub>
          </math:mrow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row>
        <math:mo math:stretchy="false"></math:mo>
        <math:mrow>
          <math:mo math:stretchy="false"></math:mo>
          <math:mrow>
            <math:mrow>
              <math:msup>
                <math:mi>v</math:mi>
                <math:mn>2</math:mn>
              </math:msup>
              <math:mo math:stretchy="false"></math:mo>
              <math:mi>p</math:mi>
            </math:mrow>
            <math:mo math:stretchy="false">−</math:mo>
            <math:msub>
              <math:mo math:stretchy="false"></math:mo>
              <math:mi math:fontstyle="italic">yy</math:mi>
            </math:msub>
          </math:mrow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partial over {partial t} (%rho v) `+` partial over {partial x} (%rho u v - %tau_{xy}) `+` partial over {partial y}(%rho v^2 + p - %tau_{yy}) ~=~0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</math:mo>
      <math:mrow>
        <math:mi/>
        <math:mo math:stretchy="false">=</math:mo>
        <math:mi/>
      </math:mrow>
      <math:msub>
        <math:mo math:stretchy="false"></math:mo>
        <math:mn>0</math:mn>
      </math:msub>
      <math:msup>
        <math:mfenced math:open="" math:close="">
          <math:mfrac>
            <math:mi>T</math:mi>
            <math:msub>
              <math:mi>T</math:mi>
              <math:mn>0</math:mn>
            </math:msub>
          </math:mfrac>
        </math:mfenced>
        <math:mfrac>
          <math:mn>3</math:mn>
          <math:mn>2</math:mn>
        </math:mfrac>
      </math:msup>
      <math:mfenced math:open="" math:close="">
        <math:mfrac>
          <math:mrow>
            <math:msub>
              <math:mi>T</math:mi>
              <math:mn>0</math:mn>
            </math:msub>
            <math:mo math:stretchy="false"></math:mo>
            <math:mn>110</math:mn>
          </math:mrow>
          <math:mrow>
            <math:mi>T</math:mi>
            <math:mo math:stretchy="false"></math:mo>
            <math:mn>110</math:mn>
          </math:mrow>
        </math:mfrac>
      </math:mfenced>
    </math:mrow>
    <math:annotation math:encoding="StarMath 5.0">%mu `=` %mu_0 left( T over {T_0} right) ^{3 over 2}left({T_0 + 110}over{T+110}righ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>t</math:mi>
        </math:mrow>
      </math:mfrac>
      <math:mrow>
        <math:mo math:stretchy="false"></math:mo>
        <math:mrow>
          <math:msub>
            <math:mi>E</math:mi>
            <math:mi>t</math:mi>
          </math:msub>
          <math:mi/>
        </math:mrow>
        <math:mo math:stretchy="false"></math:mo>
      </math:mrow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x</math:mi>
        </math:mrow>
      </math:mfrac>
      <math:mfenced math:open="[" math:close="]">
        <math:mrow>
          <math:mrow>
            <math:mo math:stretchy="false"></math:mo>
            <math:mrow>
              <math:msub>
                <math:mi>E</math:mi>
                <math:mi>t</math:mi>
              </math:msub>
              <math:mo math:stretchy="false"></math:mo>
              <math:mi>p</math:mi>
            </math:mrow>
            <math:mo math:stretchy="false"></math:mo>
          </math:mrow>
          <math:mi>u</math:mi>
          <math:mrow>
            <math:mi/>
            <math:mo math:stretchy="false"></math:mo>
            <math:mi/>
          </math:mrow>
          <math:mrow>
            <math:msub>
              <math:mi>q</math:mi>
              <math:mi>x</math:mi>
            </math:msub>
            <math:mo math:stretchy="false">−</math:mo>
            <math:mi/>
          </math:mrow>
          <math:mi>u</math:mi>
          <math:mrow>
            <math:msub>
              <math:mo math:stretchy="false"></math:mo>
              <math:mi math:fontstyle="italic">xx</math:mi>
            </math:msub>
            <math:mo math:stretchy="false">−</math:mo>
            <math:mi/>
          </math:mrow>
          <math:mi>v</math:mi>
          <math:msub>
            <math:mo math:stretchy="false"></math:mo>
            <math:mi math:fontstyle="italic">xy</math:mi>
          </math:msub>
        </math:mrow>
      </math:mfenced>
      <math:mrow>
        <math:mi/>
        <math:mo math:stretchy="false"></math:mo>
        <math:mi/>
      </math:mrow>
      <math:mfrac>
        <math:mo math:stretchy="false">∂</math:mo>
        <math:mrow>
          <math:mo math:stretchy="false">∂</math:mo>
          <math:mi>y</math:mi>
        </math:mrow>
      </math:mfrac>
      <math:mfenced math:open="[" math:close="]">
        <math:mrow>
          <math:mrow>
            <math:mo math:stretchy="false"></math:mo>
            <math:mrow>
              <math:msub>
                <math:mi>E</math:mi>
                <math:mi>t</math:mi>
              </math:msub>
              <math:mo math:stretchy="false"></math:mo>
              <math:mi>p</math:mi>
            </math:mrow>
            <math:mo math:stretchy="false"></math:mo>
          </math:mrow>
          <math:mi>v</math:mi>
          <math:mrow>
            <math:mi/>
            <math:mo math:stretchy="false"></math:mo>
            <math:mi/>
          </math:mrow>
          <math:mrow>
            <math:msub>
              <math:mi>q</math:mi>
              <math:mi>y</math:mi>
            </math:msub>
            <math:mo math:stretchy="false">−</math:mo>
            <math:mi/>
          </math:mrow>
          <math:mi>u</math:mi>
          <math:mrow>
            <math:msub>
              <math:mo math:stretchy="false"></math:mo>
              <math:mi math:fontstyle="italic">yx</math:mi>
            </math:msub>
            <math:mo math:stretchy="false">−</math:mo>
            <math:mi/>
          </math:mrow>
          <math:mi>v</math:mi>
          <math:msub>
            <math:mo math:stretchy="false"></math:mo>
            <math:mi math:fontstyle="italic">yy</math:mi>
          </math:msub>
        </math:mrow>
      </math:mfenced>
      <math:mrow>
        <math:mi/>
        <math:mo math:stretchy="false">=</math:mo>
        <math:mi/>
      </math:mrow>
      <math:mn>0</math:mn>
    </math:mrow>
    <math:annotation math:encoding="StarMath 5.0">partial over {partial t} (E_t`) `+` partial over {partial x} left[(E_t + p)u `+` q_x -` u %tau_{xx} -` v %tau_{xy} right]`+` partial over {partial y} left[(E_t + p)v `+` q_y -` u %tau_{yx} -` v %tau_{yy} right] ~=~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t</math:mi>
      </math:msub>
      <math:mrow>
        <math:mi/>
        <math:mo math:stretchy="false">=</math:mo>
        <math:mi/>
      </math:mrow>
      <math:mo math:stretchy="false"></math:mo>
      <math:mi/>
      <math:mfenced math:open="" math:close="">
        <math:mrow>
          <math:mstyle math:fontstyle="italic">
            <math:mrow>
              <math:mi>e</math:mi>
            </math:mrow>
          </math:mstyle>
          <math:mo math:stretchy="false"></math:mo>
          <math:mfrac>
            <math:msup>
              <math:mi>V</math:mi>
              <math:mn>2</math:mn>
            </math:msup>
            <math:mn>2</math:mn>
          </math:mfrac>
        </math:mrow>
      </math:mfenced>
    </math:mrow>
    <math:annotation math:encoding="StarMath 5.0">E_t ~=~ %rho `left(ital e + {V^2}over 2 righ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</math:mo>
          <math:mi math:fontstyle="italic">xy</math:mi>
        </math:msub>
        <math:mo math:stretchy="false">=</math:mo>
        <math:mi/>
      </math:mrow>
      <math:mo math:stretchy="false"></math:mo>
      <math:mfenced math:open="" math:close="">
        <math:mrow>
          <math:mfrac>
            <math:mrow>
              <math:mo math:stretchy="false">∂</math:mo>
              <math:mi>u</math:mi>
            </math:mrow>
            <math:mrow>
              <math:mo math:stretchy="false">∂</math:mo>
              <math:mi>y</math:mi>
            </math:mrow>
          </math:mfrac>
          <math:mo math:stretchy="false"></math:mo>
          <math:mfrac>
            <math:mrow>
              <math:mo math:stretchy="false">∂</math:mo>
              <math:mi>v</math:mi>
            </math:mrow>
            <math:mrow>
              <math:mo math:stretchy="false">∂</math:mo>
              <math:mi>x</math:mi>
            </math:mrow>
          </math:mfrac>
        </math:mrow>
      </math:mfenced>
    </math:mrow>
    <math:annotation math:encoding="StarMath 5.0">%tau_{xy} =` %mu left( {partial u}over{partial y} + {partial v}over{partial x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q</math:mi>
          <math:mi>x</math:mi>
        </math:msub>
        <math:mo math:stretchy="false">=</math:mo>
        <math:mrow>
          <math:mi/>
          <math:mo math:stretchy="false">−</math:mo>
          <math:mi>k</math:mi>
        </math:mrow>
      </math:mrow>
      <math:mfrac>
        <math:mrow>
          <math:mo math:stretchy="false">∂</math:mo>
          <math:mi>T</math:mi>
        </math:mrow>
        <math:mrow>
          <math:mo math:stretchy="false">∂</math:mo>
          <math:mi>x</math:mi>
        </math:mrow>
      </math:mfrac>
    </math:mrow>
    <math:annotation math:encoding="StarMath 5.0">q_x =` -k {partial T} over {partial x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</math:mo>
      <math:mrow>
        <math:mi/>
        <math:mo math:stretchy="false">=</math:mo>
        <math:mi/>
      </math:mrow>
      <math:msub>
        <math:mo math:stretchy="false"></math:mo>
        <math:mn>0</math:mn>
      </math:msub>
      <math:msup>
        <math:mfenced math:open="" math:close="">
          <math:mfrac>
            <math:mi>T</math:mi>
            <math:msub>
              <math:mi>T</math:mi>
              <math:mn>0</math:mn>
            </math:msub>
          </math:mfrac>
        </math:mfenced>
        <math:mfrac>
          <math:mn>3</math:mn>
          <math:mn>2</math:mn>
        </math:mfrac>
      </math:msup>
      <math:mfenced math:open="" math:close="">
        <math:mfrac>
          <math:mrow>
            <math:msub>
              <math:mi>T</math:mi>
              <math:mn>0</math:mn>
            </math:msub>
            <math:mo math:stretchy="false"></math:mo>
            <math:mn>110</math:mn>
          </math:mrow>
          <math:mrow>
            <math:mi>T</math:mi>
            <math:mo math:stretchy="false"></math:mo>
            <math:mn>110</math:mn>
          </math:mrow>
        </math:mfrac>
      </math:mfenced>
    </math:mrow>
    <math:annotation math:encoding="StarMath 5.0">%mu `=` %mu_0 left( T over {T_0} right) ^{3 over 2}left({T_0 + 110}over{T+110}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</math:mo>
          <math:mi math:fontstyle="italic">xx</math:mi>
        </math:msub>
        <math:mo math:stretchy="false">=</math:mo>
        <math:mi/>
      </math:mrow>
      <math:mo math:stretchy="false"></math:mo>
      <math:mrow>
        <math:mrow>
          <math:mo math:stretchy="false"></math:mo>
          <math:mrow>
            <math:mo math:stretchy="false">∇</math:mo>
            <math:mo math:stretchy="false">⋅</math:mo>
            <math:mstyle math:fontweight="bold">
              <math:mrow>
                <math:mi>V</math:mi>
              </math:mrow>
            </math:mstyle>
          </math:mrow>
          <math:mo math:stretchy="false"></math:mo>
        </math:mrow>
        <math:mo math:stretchy="false"></math:mo>
        <math:mn>2</math:mn>
      </math:mrow>
      <math:mo math:stretchy="false"></math:mo>
      <math:mfrac>
        <math:mrow>
          <math:mo math:stretchy="false">∂</math:mo>
          <math:mi>u</math:mi>
        </math:mrow>
        <math:mrow>
          <math:mo math:stretchy="false">∂</math:mo>
          <math:mi>x</math:mi>
        </math:mrow>
      </math:mfrac>
    </math:mrow>
    <math:annotation math:encoding="StarMath 5.0">%tau_{xx} =` %lambda (nabla cdot bold V) + 2 %mu {partial u}over{partial x}</math:annotation>
  </math:semantics>
</math:math>
</file>